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fo:font-weight="normal" style:font-weight-asian="normal" style:font-weight-complex="normal"/>
    </style:style>
    <style:style style:name="P3" style:family="paragraph" style:parent-style-name="Heading_20_1">
      <style:text-properties fo:language="sv" fo:country="SE"/>
    </style:style>
    <style:style style:name="P4" style:family="paragraph" style:parent-style-name="Text_20_body" style:list-style-name="L1">
      <style:text-properties fo:language="sv" fo:country="SE" fo:font-weight="bold" style:font-weight-asian="bold" style:font-weight-complex="bold"/>
    </style:style>
    <style:style style:name="P5" style:family="paragraph" style:parent-style-name="Text_20_body">
      <style:text-properties fo:language="sv" fo:country="S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Vidareutveckling bildbehandling</text:h>
      <text:p text:style-name="P1">Huvudprogrammet för bildbehandling kan detektera och följa en röd ballong. Systemet är snabbt och ger ett felmarginal på 5% vid ett avstånd på 3 m. Om det finns andra röda objekt i bilden så väljer programmet att ta den med störst area. <text:s/>Beroende på miljön där kamerorna ska monteras behöver även parameterarna finjusteras för att ge optimal effekt. </text:p>
      <text:p text:style-name="P1">Sammanfattningsvis är det man behöver bygga vidare på är:</text:p>
      <text:list xml:id="list3947913369761512663" text:style-name="L1">
        <text:list-item>
          <text:p text:style-name="P4">Kunna detektera och spåra drönare</text:p>
        </text:list-item>
      </text:list>
      <text:p text:style-name="P2">Detta har redan påbörjats men behöver göras mer stabilare och snabbare för att kunna fungera praktiskt. Ett framtida system kommer troligen att användas i utomhusmiljö där det finns andra ljusförhållanden som man måste ta hänsyn till. </text:p>
      <text:list xml:id="list279695341" text:continue-numbering="true" text:style-name="L1">
        <text:list-item>
          <text:p text:style-name="P4">Kunna hantera flera drönare samtidigt</text:p>
        </text:list-item>
      </text:list>
      <text:p text:style-name="P2">Det system som byggts nu kan bara hantera ett objekt (en röd ballong). Man skulle kunna skiva om så att man istället ger varje nytt detekterat objekt ett unikt id och på så sätt kan hålla koll och spåra dess position utan att blanda ihop dessa.</text:p>
      <text:list xml:id="list1224485460" text:continue-numbering="true" text:style-name="L1">
        <text:list-item>
          <text:p text:style-name="P4">Kunna kombinera flera tekniker för att hitta drönare</text:p>
        </text:list-item>
      </text:list>
      <text:p text:style-name="P2">Området som ska övervakas var mycket större än vad vi först hade trott och systemet behöver därför kompletteras på andra sätt för att täcka hela området. Vad man skulle kunna göra förutom att använda visuell detektion är att använda sig av de mest vanliga tekniker för övervakningssytem som ljudsensorer, radar och rf-signaler för att hitta dröna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sv" fo:country="SE"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07T13:02:19</meta:creation-date>
    <dc:date>2019-08-08T10:59:53</dc:date>
    <meta:editing-duration>PT2H1M17S</meta:editing-duration>
    <meta:editing-cycles>8</meta:editing-cycles>
    <meta:generator>OpenOffice/4.1.2$Unix OpenOffice.org_project/412m3$Build-9782</meta:generator>
    <meta:document-statistic meta:table-count="0" meta:image-count="0" meta:object-count="0" meta:page-count="1" meta:paragraph-count="9" meta:word-count="228" meta:character-count="1391"/>
  </office:meta>
</office:document-meta>
</file>